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Bibliothèque pour le projet</text:p>
      <text:p text:style-name="Standard"/>
      <text:p text:style-name="Standard"/>
      <text:p text:style-name="Standard"/>
      <text:p text:style-name="Standard">#include &lt;Servo.h&gt;</text:p>
      <text:p text:style-name="Standard">#include &lt;ESP8266WiFi.h&gt;</text:p>
      <text:p text:style-name="Standard">#include &lt;BlynkSimpleEsp8266.h&gt;</text:p>
      <text:p text:style-name="Standard"/>
      <text:p text:style-name="Standard">Respectivement pour :</text:p>
      <text:p text:style-name="Standard">-Pour contrôler le servo moteur, qui verouille/deverouille la serrure.</text:p>
      <text:p text:style-name="Standard">-Pour communiquer via le Wifi</text:p>
      <text:p text:style-name="Standard">-Pour utiliser « Blynk » sur téléphone (expliquer en bas de la page 3 du rapport V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ylvain LY</meta:initial-creator>
    <meta:creation-date>2020-12-16T18:01:56.19</meta:creation-date>
    <dc:date>2020-12-16T18:06:17.79</dc:date>
    <dc:creator>Sylvain LY</dc:creator>
    <meta:editing-duration>PT4M21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8" meta:word-count="44" meta:character-count="308"/>
  </office:meta>
</office:document-meta>
</file>